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officeooo:rsid="001250d2"/>
    </style:style>
    <style:style style:name="T2" style:family="text">
      <style:text-properties officeooo:rsid="001401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text:span text:style-name="T1">É mais difícil do que eu pensava falar de mim, acho que na verdade é porque não temos esse costume de reparar em nós mesmos. Poderia dizer as coisas que todos conseguem ver e sabem, como a cor do meu cabelo ou a pessoa com quem eu namoro. Mas quero falar coisas diferentes.</text:span></text:p>
      <text:p text:style-name="P1"><text:s text:c="3"/><text:span text:style-name="T1">Acredito que eu seja uma menina de lua sabe, cada dia eu tenho um gosto, um humor, e um jeitinho. Acho que isso forma a minha personalidade. Outra coisa que faz que eu seja eu são simplesmente as coisas que eu gosto, como lua, mar, cachoeira, animais, ballet, creme de cabelo, academia, livros, pesquisar coisas sobre ciências humanas, ir no terreiro umbanda, música, espiritualidade.</text:span></text:p>
      <text:p text:style-name="P1"><text:s text:c="5"/><text:span text:style-name="T2">Com o passar dos anos fui me encantando com coisas mais simples, aprendi a gostar mais de momentos do que de coisas materiais e acredito que a partir disso consegui me desenvolver psicologicamente melhor . Na realidade quem me ajudou com isso foi o João, em 1 ano de relacionamento aprendi tanta coisa que eu nunca pensei que aprenderia, não com 15 anos de idade.</text:span></text:p>
      <text:p text:style-name="P1"><text:s text:c="6"/><text:span text:style-name="T2">João Vitor me ensinou muito mais do que chutar uma bola ou fazer uma equação, ele me mostrou que tá tudo bem errar, ele é meu abrigo hoje em dia, consegue transformar qualquer dia ruim no melhor possível, sou muito grata por tê-lo na minha vid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3T14:03:48.892523744</meta:creation-date>
    <dc:date>2022-08-23T14:28:06.770323769</dc:date>
    <meta:editing-duration>PT2M7S</meta:editing-duration>
    <meta:editing-cycles>1</meta:editing-cycles>
    <meta:document-statistic meta:table-count="0" meta:image-count="0" meta:object-count="0" meta:page-count="1" meta:paragraph-count="4" meta:word-count="228" meta:character-count="1283" meta:non-whitespace-character-count="1041"/>
    <meta:generator>LibreOffice/5.1.6.2$Linux_X86_64 LibreOffice_project/10m0$Build-2</meta:generator>
  </office:meta>
</office:document-meta>
</file>